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bd620" officeooo:paragraph-rsid="001bd620"/>
    </style:style>
    <style:style style:name="P2" style:family="paragraph" style:parent-style-name="Standard">
      <style:text-properties fo:font-size="15pt" fo:font-weight="bold" officeooo:rsid="001bd620" officeooo:paragraph-rsid="001bd620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bd620" officeooo:paragraph-rsid="001bd620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PP Module 08</text:p>
      <text:p text:style-name="P2">Ex00:</text:p>
      <text:p text:style-name="Standard">A first easy exercise is the way to start off on the right foot.</text:p>
      <text:p text:style-name="Standard">Write a function template easyfind that accepts a type T. It takes two parameters.</text:p>
      <text:p text:style-name="Standard">The first one has type T and the second one is an integer.</text:p>
      <text:p text:style-name="Standard">Assuming T is a container of integers, this function has to find the first occurrence</text:p>
      <text:p text:style-name="Standard">of the second parameter in the first parameter.</text:p>
      <text:p text:style-name="Standard">If no occurrence is found, you can either throw an exception or return an error value</text:p>
      <text:p text:style-name="Standard">of your choice. If you need some inspiration, analyze how standard containers behave.</text:p>
      <text:p text:style-name="Standard">Of course, implement and turn in your own tests to ensure everything works as ex-</text:p>
      <text:p text:style-name="Standard">pected.</text:p>
      <text:p text:style-name="Standard"/>
      <text:p text:style-name="P2">Ex01:</text:p>
      <text:p text:style-name="P1">Develop a Span class that can store a maximum of N integers. N is an unsigned int</text:p>
      <text:p text:style-name="P1">variable and will be the only parameter passed to the constructor.</text:p>
      <text:p text:style-name="P1">This class will have a member function called addNumber() to add a single number</text:p>
      <text:p text:style-name="P1">to the Span. It will be used in order to fill it. Any attempt to add a new element if there</text:p>
      <text:p text:style-name="P1">are already N elements stored should throw an exception.</text:p>
      <text:p text:style-name="P1">Next, implement two member functions: shortestSpan() and longestSpan()</text:p>
      <text:p text:style-name="P1">They will respectively find out the shortest span or the longest span (or distance, if</text:p>
      <text:p text:style-name="P1">you prefer) between all the numbers stored, and return it. If there are no numbers stored,</text:p>
      <text:p text:style-name="P1">or only one, no span can be found. Thus, throw an exception.</text:p>
      <text:p text:style-name="P1">Of course, you will write your own tests and they will be way more thorough than the</text:p>
      <text:p text:style-name="P1">ones below. Test your Span at least with a minimum of 10 000 numbers. More would be</text:p>
      <text:p text:style-name="P1">even better.</text:p>
      <text:p text:style-name="P1">Last but not least, it would be wonderful to fill your Span using a range of iterators.</text:p>
      <text:p text:style-name="P1">Making thousands calls to addNumber() is so annoying. Implement a member function</text:p>
      <text:p text:style-name="P1">to add many numbers to your Span in one call.</text:p>
      <text:p text:style-name="P1"/>
      <text:p text:style-name="P2">Ex02:</text:p>
      <text:p text:style-name="P1">Now, time to move on more serious things. Let’s develop something weird.</text:p>
      <text:p text:style-name="P1">The std::stack container is very nice. Unfortunately, it is one of the only STL Con-</text:p>
      <text:p text:style-name="P1">tainers that is NOT iterable. That’s too bad.</text:p>
      <text:p text:style-name="P1">But why would we accept this? Especially if we can take the liberty of butchering the</text:p>
      <text:p text:style-name="P1">original stack to create missing features.</text:p>
      <text:p text:style-name="P1">To repair this injustice, you have to make the std::stack container iterable.</text:p>
      <text:p text:style-name="P1">Write a MutantStack class. It will be implemented in terms of a std::stack.</text:p>
      <text:p text:style-name="P1">It will offer all its member functions, plus an additional feature: iterators.</text:p>
      <text:p text:style-name="P1">Of course, you will write and turn in your own tests to ensure everything works as</text:p>
      <text:p text:style-name="P1">expected.</text:p>
      <text:p text:style-name="P1">If you run it a first time with your MutantStack, and a second time replacing the</text:p>
      <text:p text:style-name="P1">MutantStack with, for example, a std::list, the two outputs should be the same. Of</text:p>
      <text:p text:style-name="P1">course, when testing another container, update the code below with the corresponding</text:p>
      <text:p text:style-name="P1">member functions (push() can become push_back())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1:03:20.590903790</meta:creation-date>
    <dc:date>2023-11-15T11:10:07.655113462</dc:date>
    <meta:editing-duration>PT6M47S</meta:editing-duration>
    <meta:editing-cycles>1</meta:editing-cycles>
    <meta:document-statistic meta:table-count="0" meta:image-count="0" meta:object-count="0" meta:page-count="1" meta:paragraph-count="42" meta:word-count="472" meta:character-count="2639" meta:non-whitespace-character-count="2209"/>
    <meta:generator>LibreOffice/7.3.7.2$Linux_X86_64 LibreOffice_project/30$Build-2</meta:generator>
  </office:meta>
</office:document-meta>
</file>